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8fd020" style:family="table" style:master-page-name="ta-mp-0x28fd0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8fe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8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6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9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position="0% 100%" fo:font-size="10.00pt" fo:color="#000000" fo:font-family="Sans"/>
    </style:style>
    <style:style style:name="ACE-0x28feb98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de8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single" style:text-line-through-style="solid" style:text-underline-type="none" style:text-underline-style="none" style:text-underline-width="auto" style:text-position="0% 100%" fo:font-size="10.00pt" fo:color="#000000" fo:font-family="Sans"/>
    </style:style>
    <style:style style:name="ACE-0x28fe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italic" style:text-line-through-type="single" style:text-line-through-style="solid" style:text-underline-type="none" style:text-underline-style="none" style:text-underline-width="auto" style:text-position="0% 100%" fo:font-size="10.00pt" fo:color="#000000" fo:font-family="Sans"/>
    </style:style>
    <style:style style:name="ACE-0x28fec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8fef1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single" style:text-line-through-style="solid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3.00pt" style:use-optimal-column-width="true"/>
    </style:style>
    <style:style style:name="ACOL-2" style:family="table-column">
      <style:table-column-properties style:column-width="178.50pt" style:use-optimal-column-width="true"/>
    </style:style>
    <style:style style:name="ACOL-3" style:family="table-column">
      <style:table-column-properties style:column-width="95.25pt" style:use-optimal-column-width="true"/>
    </style:style>
    <style:style style:name="ACOL-4" style:family="table-column">
      <style:table-column-properties style:column-width="63.00pt" style:use-optimal-column-width="false"/>
    </style:style>
    <style:style style:name="ACOL-5" style:family="table-column">
      <style:table-column-properties style:column-width="66.75pt" style:use-optimal-column-width="true"/>
    </style:style>
    <style:style style:name="ACOL-6" style:family="table-column">
      <style:table-column-properties style:column-width="61.50pt" style:use-optimal-column-width="true"/>
    </style:style>
    <style:style style:name="ACOL-7" style:family="table-column">
      <style:table-column-properties style:column-width="74.25pt" style:use-optimal-column-width="false"/>
    </style:style>
    <style:style style:name="ACOL-8" style:family="table-column">
      <style:table-column-properties style:column-width="57.75pt" style:use-optimal-column-width="false"/>
    </style:style>
    <style:style style:name="ACOL-9" style:family="table-column">
      <style:table-column-properties style:column-width="64.50pt" style:use-optimal-column-width="true"/>
    </style:style>
    <style:style style:name="ACOL-10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asercut Parts.csv" table:style-name="ta-0x28fd020" table:print="true">
        <office:forms form:automatic-focus="false" form:apply-design-mode="false">
          <form:form/>
        </office:forms>
        <table:table-column table:default-cell-style-name="ACE-0x28fe258" table:style-name="ACOL-1"/>
        <table:table-column table:default-cell-style-name="ACE-0x28fe6f8" table:style-name="ACOL-2"/>
        <table:table-column table:default-cell-style-name="ACE-0x28fe6f8" table:style-name="ACOL-3"/>
        <table:table-column table:default-cell-style-name="ACE-0x28fe6f8" table:style-name="ACOL-4"/>
        <table:table-column table:default-cell-style-name="ACE-0x28fe6f8" table:style-name="ACOL-5"/>
        <table:table-column table:default-cell-style-name="ACE-0x28fe6f8" table:style-name="ACOL-6"/>
        <table:table-column table:default-cell-style-name="ACE-0x28fe6f8" table:style-name="ACOL-5"/>
        <table:table-column table:default-cell-style-name="ACE-0x28fe6f8" table:style-name="ACOL-1"/>
        <table:table-column table:default-cell-style-name="ACE-0x28fe6f8" table:style-name="ACOL-7"/>
        <table:table-column table:default-cell-style-name="ACE-0x28fe6f8" table:style-name="ACOL-8"/>
        <table:table-column table:default-cell-style-name="ACE-0x28fe6f8" table:style-name="ACOL-9"/>
        <table:table-column table:default-cell-style-name="ACE-0x28fe6f8" table:style-name="ACOL-0"/>
        <table:table-column table:default-cell-style-name="ACE-0x28fe6f8" table:style-name="ACOL-0" table:number-columns-repeated="244"/>
        <table:table-row table:style-name="AROW-0">
          <table:table-cell table:style-name="ACE-0x28fe130" office:value-type="string">
            <text:p>Acquired?</text:p>
          </table:table-cell>
          <table:table-cell table:style-name="ACE-0x28fe820" office:value-type="string">
            <text:p>Printed Parts</text:p>
          </table:table-cell>
          <table:table-cell table:style-name="ACE-0x28fe6f8" office:value-type="string">
            <text:p>Description</text:p>
          </table:table-cell>
          <table:table-cell table:style-name="ACE-0x28fe6f8" office:value-type="string">
            <text:p>Qty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Head Holder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1 Corner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otor Sprocket</text:p>
          </table:table-cell>
          <table:table-cell table:style-name="ACE-0x28fe6f8"/>
          <table:table-cell table:style-name="ACE-0x28fe6f8" office:value-type="float" office:value="7">
            <text:p>7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Arm Center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4 Corner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Z Corner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R Motor Mount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Z Rod Sprocket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Roller Middle</text:p>
          </table:table-cell>
          <table:table-cell table:style-name="ACE-0x28fe6f8"/>
          <table:table-cell table:style-name="ACE-0x28fe6f8" office:value-type="float" office:value="3">
            <text:p>3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Theta Center</text:p>
          </table:table-cell>
          <table:table-cell table:style-name="ACE-0x28fe6f8"/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Theta Motor Mount</text:p>
          </table:table-cell>
          <table:table-cell table:style-name="ACE-0x28fe6f8"/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/>
        <table:table-row table:style-name="AROW-0">
          <table:table-cell table:style-name="ACE-0x28fe130"/>
          <table:table-cell table:style-name="ACE-0x28fe820" office:value-type="string">
            <text:p>Laser Cut Parts</text:p>
          </table:table-cell>
          <table:table-cell table:style-name="ACE-0x28fe6f8" office:value-type="string">
            <text:p>Description</text:p>
          </table:table-cell>
          <table:table-cell table:style-name="ACE-0x28fe6f8" office:value-type="string">
            <text:p>Qty</text:p>
          </table:table-cell>
          <table:table-cell table:style-name="ACE-0x28fe6f8" office:value-type="string">
            <text:p>Cost</text:p>
          </table:table-cell>
          <table:table-cell table:number-columns-repeated="251" table:style-name="ACE-0x28fe6f8"/>
        </table:table-row>
        <table:table-row table:style-name="AROW-0">
          <table:table-cell table:style-name="ACE-0x28fe258" office:value-type="float" office:value="3">
            <text:p>3</text:p>
          </table:table-cell>
          <table:table-cell table:style-name="ACE-0x28fe6f8" office:value-type="string">
            <text:p>R Gear</text:p>
          </table:table-cell>
          <table:table-cell table:style-name="ACE-0x28fe6f8" office:value-type="string">
            <text:p>5mm Acrylic</text:p>
          </table:table-cell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Theta Gear</text:p>
          </table:table-cell>
          <table:table-cell table:style-name="ACE-0x28fe6f8" office:value-type="string">
            <text:p>5mm Acrylic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Extruder Mount Plate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Top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Bottom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1 Side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2 Side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evel 4 Side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Side 1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2">
            <text:p>2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Side 2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2">
            <text:p>2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608 Bearing Cap</text:p>
          </table:table-cell>
          <table:table-cell table:style-name="ACE-0x28fe6f8" office:value-type="string">
            <text:p>5mm Plywood</text:p>
          </table:table-cell>
          <table:table-cell table:style-name="ACE-0x28fe6f8" office:value-type="float" office:value="1">
            <text:p>1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Roller Side High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Roller Side Low</text:p>
          </table:table-cell>
          <table:table-cell table:style-name="ACE-0x28fe6f8"/>
          <table:table-cell table:style-name="ACE-0x28fe6f8" office:value-type="float" office:value="2">
            <text:p>2</text:p>
          </table:table-cell>
          <table:table-cell table:number-columns-repeated="252" table:style-name="ACE-0x28fe6f8"/>
        </table:table-row>
        <table:table-row table:style-name="AROW-0">
          <table:table-cell table:style-name="ACE-0x28fe258"/>
          <table:table-cell table:style-name="ACE-0x28fe948" office:value-type="string">
            <text:p>Total</text:p>
          </table:table-cell>
          <table:table-cell table:number-columns-repeated="2" table:style-name="ACE-0x28fe6f8"/>
          <table:table-cell table:style-name="ACE-0x28fe820" office:value-type="float" office:value="60">
            <text:p>$60 </text:p>
          </table:table-cell>
          <table:table-cell table:number-columns-repeated="251" table:style-name="ACE-0x28fe6f8"/>
        </table:table-row>
        <table:table-row table:style-name="AROW-0">
          <table:table-cell table:style-name="ACE-0x28fe130"/>
          <table:table-cell table:style-name="ACE-0x28fe820"/>
          <table:table-cell table:number-columns-repeated="254" table:style-name="ACE-0x28fe6f8"/>
        </table:table-row>
        <table:table-row table:style-name="AROW-0">
          <table:table-cell table:style-name="ACE-0x28fe130"/>
          <table:table-cell table:style-name="ACE-0x28fe820" office:value-type="string">
            <text:p>Threaded Rods</text:p>
          </table:table-cell>
          <table:table-cell table:style-name="ACE-0x28fe6f8" office:value-type="string">
            <text:p>Description</text:p>
          </table:table-cell>
          <table:table-cell table:style-name="ACE-0x28fe6f8" office:value-type="string">
            <text:p>Qty</text:p>
          </table:table-cell>
          <table:table-cell table:style-name="ACE-0x28fe6f8" office:value-type="string">
            <text:p>Length (mm)</text:p>
          </table:table-cell>
          <table:table-cell table:style-name="ACE-0x28fe6f8" office:value-type="string">
            <text:p>Total Length</text:p>
          </table:table-cell>
          <table:table-cell table:style-name="ACE-0x28fe6f8" office:value-type="string">
            <text:p>Purchase Qty</text:p>
          </table:table-cell>
          <table:table-cell table:style-name="ACE-0x28fe6f8" office:value-type="string">
            <text:p>Price/Meter</text:p>
          </table:table-cell>
          <table:table-cell table:style-name="ACE-0x28fe6f8" office:value-type="string">
            <text:p>Subtotal</text:p>
          </table:table-cell>
          <table:table-cell table:number-columns-repeated="247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Arm Rod</text:p>
          </table:table-cell>
          <table:table-cell table:style-name="ACE-0x28fe6f8" office:value-type="string">
            <text:p>M8 1.25 Pitch</text:p>
          </table:table-cell>
          <table:table-cell table:style-name="ACE-0x28fe6f8" office:value-type="float" office:value="8">
            <text:p>8</text:p>
          </table:table-cell>
          <table:table-cell table:style-name="ACE-0x28fecc0" office:value-type="float" office:value="220">
            <text:p>220</text:p>
          </table:table-cell>
          <table:table-cell table:style-name="ACE-0x28fe6f8" table:formula="of:=[.D31]*[.E31]" office:value-type="float" office:value="1760">
            <text:p>1760</text:p>
          </table:table-cell>
          <table:table-cell table:style-name="ACE-0x28fe6f8" office:value-type="float" office:value="2000">
            <text:p>2000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Arm Axis Rod</text:p>
          </table:table-cell>
          <table:table-cell table:style-name="ACE-0x28fe6f8" office:value-type="string">
            <text:p>M8 1.25 Pitch</text:p>
          </table:table-cell>
          <table:table-cell table:style-name="ACE-0x28fe6f8" office:value-type="float" office:value="4">
            <text:p>4</text:p>
          </table:table-cell>
          <table:table-cell table:style-name="ACE-0x28fecc0" office:value-type="float" office:value="110">
            <text:p>110</text:p>
          </table:table-cell>
          <table:table-cell table:style-name="ACE-0x28fe6f8" table:formula="of:=[.D32]*[.E32]" office:value-type="float" office:value="440">
            <text:p>440</text:p>
          </table:table-cell>
          <table:table-cell table:style-name="ACE-0x28fe6f8" office:value-type="float" office:value="1000">
            <text:p>1000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Rod</text:p>
          </table:table-cell>
          <table:table-cell table:style-name="ACE-0x28fe6f8" office:value-type="string">
            <text:p>M8 1.25 Pitch</text:p>
          </table:table-cell>
          <table:table-cell table:style-name="ACE-0x28fe6f8" office:value-type="float" office:value="4">
            <text:p>4</text:p>
          </table:table-cell>
          <table:table-cell table:style-name="ACE-0x28fecc0" office:value-type="float" office:value="400">
            <text:p>400</text:p>
          </table:table-cell>
          <table:table-cell table:style-name="ACE-0x28fe6f8" table:formula="of:=[.D33]*[.E33]" office:value-type="float" office:value="1600">
            <text:p>1600</text:p>
          </table:table-cell>
          <table:table-cell table:style-name="ACE-0x28fe6f8" office:value-type="float" office:value="2000">
            <text:p>2000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Platter Axle</text:p>
          </table:table-cell>
          <table:table-cell table:style-name="ACE-0x28fe6f8" office:value-type="string">
            <text:p>M8 1.25 Pitch</text:p>
          </table:table-cell>
          <table:table-cell table:style-name="ACE-0x28fe6f8" office:value-type="float" office:value="1">
            <text:p>1</text:p>
          </table:table-cell>
          <table:table-cell table:style-name="ACE-0x28fecc0" office:value-type="float" office:value="55">
            <text:p>55</text:p>
          </table:table-cell>
          <table:table-cell table:style-name="ACE-0x28fe6f8" table:formula="of:=[.D34]*[.E34]" office:value-type="float" office:value="55">
            <text:p>55</text:p>
          </table:table-cell>
          <table:table-cell table:style-name="ACE-0x28fe6f8" office:value-type="float" office:value="1000">
            <text:p>1000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Z Rod</text:p>
          </table:table-cell>
          <table:table-cell table:style-name="ACE-0x28fe6f8" office:value-type="string">
            <text:p>M8 1.25 Pitch</text:p>
          </table:table-cell>
          <table:table-cell table:style-name="ACE-0x28fe6f8" office:value-type="float" office:value="4">
            <text:p>4</text:p>
          </table:table-cell>
          <table:table-cell table:style-name="ACE-0x28fecc0" office:value-type="float" office:value="430">
            <text:p>430</text:p>
          </table:table-cell>
          <table:table-cell table:style-name="ACE-0x28fe6f8" table:formula="of:=[.D35]*[.E35]" office:value-type="float" office:value="1720">
            <text:p>1720</text:p>
          </table:table-cell>
          <table:table-cell table:style-name="ACE-0x28fe6f8" office:value-type="float" office:value="2000">
            <text:p>2000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948" office:value-type="string">
            <text:p>Total</text:p>
          </table:table-cell>
          <table:table-cell table:number-columns-repeated="2" table:style-name="ACE-0x28fe6f8"/>
          <table:table-cell table:style-name="ACE-0x28fecc0"/>
          <table:table-cell table:style-name="ACE-0x28fe6f8" table:formula="of:=SUM([.F31:.F35])" office:value-type="float" office:value="5575">
            <text:p>5575</text:p>
          </table:table-cell>
          <table:table-cell table:style-name="ACE-0x28fe6f8" table:formula="of:=SUM([.G31:.G35])" office:value-type="float" office:value="8000">
            <text:p>8000</text:p>
          </table:table-cell>
          <table:table-cell table:style-name="ACE-0x28fe6f8" office:value-type="float" office:value="4.29">
            <text:p>4.29</text:p>
          </table:table-cell>
          <table:table-cell table:style-name="ACE-0x28fede8" table:formula="of:=[.H36]*[.G36]/1000" office:value-type="float" office:value="34.32">
            <text:p>$34.32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9055A125</text:p>
          </table:table-cell>
          <table:table-cell table:style-name="ACE-0x28fe6f8" office:value-type="string">
            <text:p>http://www.mcmaster.com/#catalog/119/3147/=liic32</text:p>
          </table:table-cell>
          <table:table-cell table:number-columns-repeated="244" table:style-name="ACE-0x28fe6f8"/>
        </table:table-row>
        <table:table-row table:style-name="AROW-0"/>
        <table:table-row table:style-name="AROW-0">
          <table:table-cell table:style-name="ACE-0x28fe130"/>
          <table:table-cell table:style-name="ACE-0x28fe820" office:value-type="string">
            <text:p>Smooth Rod</text:p>
          </table:table-cell>
          <table:table-cell table:number-columns-repeated="254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Z Smooth Rod</text:p>
          </table:table-cell>
          <table:table-cell table:style-name="ACE-0x28fe6f8" office:value-type="string">
            <text:p>M8</text:p>
          </table:table-cell>
          <table:table-cell table:style-name="ACE-0x28fe6f8" office:value-type="float" office:value="8">
            <text:p>8</text:p>
          </table:table-cell>
          <table:table-cell table:style-name="ACE-0x28fe6f8" office:value-type="float" office:value="350">
            <text:p>350</text:p>
          </table:table-cell>
          <table:table-cell table:style-name="ACE-0x28fe6f8" table:formula="of:=[.D39]*[.E39]" office:value-type="float" office:value="2800">
            <text:p>2800</text:p>
          </table:table-cell>
          <table:table-cell table:style-name="ACE-0x28fe6f8" office:value-type="float" office:value="3200">
            <text:p>3200</text:p>
          </table:table-cell>
          <table:table-cell table:style-name="ACE-0x28fe6f8"/>
          <table:table-cell table:style-name="ACE-0x28fede8" office:value-type="float" office:value="49.56">
            <text:p>$49.56</text:p>
          </table:table-cell>
          <table:table-cell table:style-name="ACE-0x28fe6f8" office:value-type="string">
            <text:p>AliExpress</text:p>
          </table:table-cell>
          <table:table-cell table:style-name="ACE-0x28fe6f8" office:value-type="float" office:value="707204369">
            <text:p>707204369</text:p>
          </table:table-cell>
          <table:table-cell table:style-name="ACE-0x28fe6f8" office:value-type="string">
            <text:p>http://www.aliexpress.com/item/CNC-2pcs-Linear-shaft-400mm-long-diameter-8mm-L-400mm-harden-linear-rod-round-shaft-chrome/707204369.html</text:p>
          </table:table-cell>
          <table:table-cell table:number-columns-repeated="244" table:style-name="ACE-0x28fe6f8"/>
        </table:table-row>
        <table:table-row table:style-name="AROW-0">
          <table:table-cell table:style-name="ACE-0x28fe258"/>
          <table:table-cell table:number-columns-repeated="5" table:style-name="ACE-0x28fe6f8"/>
          <table:table-cell table:style-name="ACE-0x28fe6f8" office:value-type="string">
            <text:p>12ft</text:p>
          </table:table-cell>
          <table:table-cell table:style-name="ACE-0x28fe6f8"/>
          <table:table-cell table:style-name="ACE-0x28fef10" office:value-type="float" office:value="27.28">
            <text:p>$27.28</text:p>
          </table:table-cell>
          <table:table-cell table:style-name="ACE-0x28fea70" office:value-type="string">
            <text:p>McMaster</text:p>
          </table:table-cell>
          <table:table-cell table:style-name="ACE-0x28fe6f8" office:value-type="string">
            <text:p>89095K15</text:p>
          </table:table-cell>
          <table:table-cell table:style-name="ACE-0x28fe6f8" office:value-type="string">
            <text:p>http://www.mcmaster.com/#89095K15</text:p>
          </table:table-cell>
          <table:table-cell table:number-columns-repeated="244" table:style-name="ACE-0x28fe6f8"/>
        </table:table-row>
        <table:table-row table:style-name="AROW-0"/>
        <table:table-row table:style-name="AROW-0">
          <table:table-cell table:style-name="ACE-0x28fe130"/>
          <table:table-cell table:style-name="ACE-0x28fe820" office:value-type="string">
            <text:p>Vitamins</text:p>
          </table:table-cell>
          <table:table-cell table:style-name="ACE-0x28fe6f8" office:value-type="string">
            <text:p>Description</text:p>
          </table:table-cell>
          <table:table-cell table:style-name="ACE-0x28fe6f8" office:value-type="string">
            <text:p>Qty</text:p>
          </table:table-cell>
          <table:table-cell table:style-name="ACE-0x28fe6f8" office:value-type="string">
            <text:p>Purchase Qty</text:p>
          </table:table-cell>
          <table:table-cell table:style-name="ACE-0x28fe6f8" office:value-type="string">
            <text:p>Price Each</text:p>
          </table:table-cell>
          <table:table-cell table:style-name="ACE-0x28fe6f8" office:value-type="string">
            <text:p>Subtotal</text:p>
          </table:table-cell>
          <table:table-cell table:style-name="ACE-0x28fe6f8" office:value-type="string">
            <text:p>Supplier</text:p>
          </table:table-cell>
          <table:table-cell table:style-name="ACE-0x28fe6f8" office:value-type="string">
            <text:p>Part #</text:p>
          </table:table-cell>
          <table:table-cell table:style-name="ACE-0x28fe6f8" office:value-type="string">
            <text:p>Link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608ZZ Bearing</text:p>
          </table:table-cell>
          <table:table-cell table:style-name="ACE-0x28fe6f8"/>
          <table:table-cell table:style-name="ACE-0x28fe6f8" office:value-type="float" office:value="28">
            <text:p>28</text:p>
          </table:table-cell>
          <table:table-cell table:style-name="ACE-0x28fe6f8" office:value-type="float" office:value="50">
            <text:p>50</text:p>
          </table:table-cell>
          <table:table-cell table:style-name="ACE-0x28fe6f8"/>
          <table:table-cell table:style-name="ACE-0x28fe6f8" office:value-type="float" office:value="22.5">
            <text:p>22.5</text:p>
          </table:table-cell>
          <table:table-cell table:style-name="ACE-0x28fe6f8" office:value-type="string">
            <text:p>AliExpress</text:p>
          </table:table-cell>
          <table:table-cell table:style-name="ACE-0x28fe6f8" office:value-type="float" office:value="609983490">
            <text:p>609983490</text:p>
          </table:table-cell>
          <table:table-cell table:style-name="ACE-0x28fe6f8" office:value-type="string">
            <text:p>http://www.aliexpress.com/item/50pcs-lot-608ZZ-608-2RS-8-22-7-Deep-groove-ball-bearing-skate-wheel-bearing/609983490.html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M8UU Linear Bearing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style-name="ACE-0x28fe6f8" office:value-type="float" office:value="20">
            <text:p>20</text:p>
          </table:table-cell>
          <table:table-cell table:style-name="ACE-0x28fe6f8"/>
          <table:table-cell table:style-name="ACE-0x28fe6f8" office:value-type="float" office:value="13.8">
            <text:p>13.8</text:p>
          </table:table-cell>
          <table:table-cell table:style-name="ACE-0x28fe6f8" office:value-type="string">
            <text:p>AliExpress</text:p>
          </table:table-cell>
          <table:table-cell table:style-name="ACE-0x28fe6f8" office:value-type="float" office:value="488396282">
            <text:p>488396282</text:p>
          </table:table-cell>
          <table:table-cell table:style-name="ACE-0x28fe6f8" office:value-type="string">
            <text:p>http://www.aliexpress.com/item/LM8UU-8mm-Linear-Ball-Bearing-Bush-Bushing-New/488396282.html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.Nut.90591A121</text:p>
          </table:table-cell>
          <table:table-cell table:style-name="ACE-0x28fe6f8"/>
          <table:table-cell table:style-name="ACE-0x28fe6f8" office:value-type="float" office:value="172">
            <text:p>172</text:p>
          </table:table-cell>
          <table:table-cell table:style-name="ACE-0x28fe6f8" office:value-type="float" office:value="200">
            <text:p>200</text:p>
          </table:table-cell>
          <table:table-cell table:style-name="ACE-0x28fe6f8"/>
          <table:table-cell table:style-name="ACE-0x28fe6f8" table:formula="of:=[.E45]/100*1.39" office:value-type="float" office:value="2.78">
            <text:p>2.78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0591A121</text:p>
          </table:table-cell>
          <table:table-cell table:style-name="ACE-0x28fe6f8" office:value-type="string">
            <text:p>http://www.mcmaster.com/#catalog/119/3167/=l4j9dm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10.Bolt.91290A115</text:p>
          </table:table-cell>
          <table:table-cell table:style-name="ACE-0x28fe6f8"/>
          <table:table-cell table:style-name="ACE-0x28fe6f8" office:value-type="float" office:value="28">
            <text:p>28</text:p>
          </table:table-cell>
          <table:table-cell table:style-name="ACE-0x28fe6f8" office:value-type="float" office:value="100">
            <text:p>100</text:p>
          </table:table-cell>
          <table:table-cell table:style-name="ACE-0x28fe6f8"/>
          <table:table-cell table:style-name="ACE-0x28fe6f8" table:formula="of:=[.E46]/100*5.02" office:value-type="float" office:value="5.02">
            <text:p>5.02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290A115</text:p>
          </table:table-cell>
          <table:table-cell table:style-name="ACE-0x28fe6f8" office:value-type="string">
            <text:p>http://www.mcmaster.com/#catalog/119/3093/=l4j9n6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16.Bolt.91290A120</text:p>
          </table:table-cell>
          <table:table-cell table:style-name="ACE-0x28fe6f8"/>
          <table:table-cell table:style-name="ACE-0x28fe6f8" office:value-type="float" office:value="176">
            <text:p>176</text:p>
          </table:table-cell>
          <table:table-cell table:style-name="ACE-0x28fe6f8" office:value-type="float" office:value="200">
            <text:p>200</text:p>
          </table:table-cell>
          <table:table-cell table:style-name="ACE-0x28fe6f8"/>
          <table:table-cell table:style-name="ACE-0x28fe6f8" table:formula="of:=[.E47]/100*6.05" office:value-type="float" office:value="12.1">
            <text:p>12.1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290A120</text:p>
          </table:table-cell>
          <table:table-cell table:style-name="ACE-0x28fe6f8" office:value-type="string">
            <text:p>http://www.mcmaster.com/#catalog/119/3093/=l4j9rl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16.Countersunk.Bolt.91294A134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100">
            <text:p>100</text:p>
          </table:table-cell>
          <table:table-cell table:style-name="ACE-0x28fe6f8"/>
          <table:table-cell table:style-name="ACE-0x28fe6f8" table:formula="of:=[.E48]/100*11.67" office:value-type="float" office:value="11.67">
            <text:p>11.67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294A134</text:p>
          </table:table-cell>
          <table:table-cell table:style-name="ACE-0x28fe6f8" office:value-type="string">
            <text:p>http://www.mcmaster.com/#catalog/119/3102/=l4ja5r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30.Bolt.91290A130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0">
            <text:p>0</text:p>
          </table:table-cell>
          <table:table-cell table:style-name="ACE-0x28fe6f8"/>
          <table:table-cell table:style-name="ACE-0x28fe6f8" table:formula="of:=[.E49]/100*9.82" office:value-type="float" office:value="0">
            <text:p>0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290A130</text:p>
          </table:table-cell>
          <table:table-cell table:style-name="ACE-0x28fe6f8" office:value-type="string">
            <text:p>http://www.mcmaster.com/#catalog/119/3093/=l4jb78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4.Nut.90591A141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style-name="ACE-0x28fe6f8" office:value-type="float" office:value="100">
            <text:p>100</text:p>
          </table:table-cell>
          <table:table-cell table:style-name="ACE-0x28fe6f8"/>
          <table:table-cell table:style-name="ACE-0x28fe6f8" table:formula="of:=[.E50]/100*1.39" office:value-type="float" office:value="1.39">
            <text:p>1.39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0591A141</text:p>
          </table:table-cell>
          <table:table-cell table:style-name="ACE-0x28fe6f8" office:value-type="string">
            <text:p>http://www.mcmaster.com/#catalog/119/3167/=l4jbpz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4x30.Bolt.91280A148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style-name="ACE-0x28fe6f8" office:value-type="float" office:value="100">
            <text:p>100</text:p>
          </table:table-cell>
          <table:table-cell table:style-name="ACE-0x28fe6f8"/>
          <table:table-cell table:style-name="ACE-0x28fe6f8" table:formula="of:=[.E51]/100*7.96" office:value-type="float" office:value="7.96">
            <text:p>7.96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280A148</text:p>
          </table:table-cell>
          <table:table-cell table:style-name="ACE-0x28fe6f8" office:value-type="string">
            <text:p>http://www.mcmaster.com/#catalog/119/3129/=l4jcc0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.Nut</text:p>
          </table:table-cell>
          <table:table-cell table:style-name="ACE-0x28fe6f8" office:value-type="string">
            <text:p>1.25mm Pitch</text:p>
          </table:table-cell>
          <table:table-cell table:style-name="ACE-0x28fe6f8" office:value-type="float" office:value="149">
            <text:p>149</text:p>
          </table:table-cell>
          <table:table-cell table:style-name="ACE-0x28fe6f8" office:value-type="float" office:value="200">
            <text:p>200</text:p>
          </table:table-cell>
          <table:table-cell table:style-name="ACE-0x28fe6f8"/>
          <table:table-cell table:style-name="ACE-0x28fe6f8" table:formula="of:=[.E52]/100*4.51" office:value-type="float" office:value="9.02">
            <text:p>9.02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0592A022</text:p>
          </table:table-cell>
          <table:table-cell table:style-name="ACE-0x28fe6f8" office:value-type="string">
            <text:p>http://www.mcmaster.com/#hex-nuts/=l4je22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.Washer.91455A130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style-name="ACE-0x28fe6f8" office:value-type="float" office:value="100">
            <text:p>100</text:p>
          </table:table-cell>
          <table:table-cell table:style-name="ACE-0x28fe6f8"/>
          <table:table-cell table:style-name="ACE-0x28fe6f8" table:formula="of:=[.E53]/100*6.09" office:value-type="float" office:value="6.09">
            <text:p>6.09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455A130</text:p>
          </table:table-cell>
          <table:table-cell table:style-name="ACE-0x28fe6f8" office:value-type="string">
            <text:p>http://www.mcmaster.com/#catalog/119/3202/=l4jej3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x20.Bolt.91310A533</text:p>
          </table:table-cell>
          <table:table-cell table:style-name="ACE-0x28fe6f8"/>
          <table:table-cell table:style-name="ACE-0x28fe6f8" office:value-type="float" office:value="3">
            <text:p>3</text:p>
          </table:table-cell>
          <table:table-cell table:style-name="ACE-0x28fe6f8" office:value-type="float" office:value="0">
            <text:p>0</text:p>
          </table:table-cell>
          <table:table-cell table:style-name="ACE-0x28fe6f8"/>
          <table:table-cell table:style-name="ACE-0x28fe6f8" table:formula="of:=[.E54]/50*12.77" office:value-type="float" office:value="0">
            <text:p>0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310A533</text:p>
          </table:table-cell>
          <table:table-cell table:style-name="ACE-0x28fe6f8" office:value-type="string">
            <text:p>http://www.mcmaster.com/#catalog/119/3128/=l4jf1j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x30.Bolt.91310A536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25">
            <text:p>25</text:p>
          </table:table-cell>
          <table:table-cell table:style-name="ACE-0x28fe6f8"/>
          <table:table-cell table:style-name="ACE-0x28fe6f8" table:formula="of:=[.E55]/25*7.91" office:value-type="float" office:value="7.91">
            <text:p>7.91</text:p>
          </table:table-cell>
          <table:table-cell table:style-name="ACE-0x28fe6f8" office:value-type="string">
            <text:p>McMaster</text:p>
          </table:table-cell>
          <table:table-cell table:style-name="ACE-0x28fe6f8" office:value-type="string">
            <text:p>91310A536</text:p>
          </table:table-cell>
          <table:table-cell table:style-name="ACE-0x28fe6f8" office:value-type="string">
            <text:p>http://www.mcmaster.com/#standard-cap-screws/=ld4026</text:p>
          </table:table-cell>
          <table:table-cell table:number-columns-repeated="246" table:style-name="ACE-0x28fe6f8"/>
        </table:table-row>
        <table:table-row table:style-name="AROW-0">
          <table:table-cell table:style-name="ACE-0x28fe380"/>
          <table:table-cell table:style-name="ACE-0x28fea70" office:value-type="string">
            <text:p>Motor.Sprocket</text:p>
          </table:table-cell>
          <table:table-cell table:style-name="ACE-0x28fea70" office:value-type="string">
            <text:p>18 Grooves</text:p>
          </table:table-cell>
          <table:table-cell table:style-name="ACE-0x28fea70" office:value-type="float" office:value="7">
            <text:p>7</text:p>
          </table:table-cell>
          <table:table-cell table:style-name="ACE-0x28fea70" office:value-type="float" office:value="0">
            <text:p>0</text:p>
          </table:table-cell>
          <table:table-cell table:style-name="ACE-0x28fea70" office:value-type="float" office:value="5.81">
            <text:p>5.81</text:p>
          </table:table-cell>
          <table:table-cell table:style-name="ACE-0x28fea70" table:formula="of:=[.F56]*[.E56]" office:value-type="float" office:value="0">
            <text:p>0</text:p>
          </table:table-cell>
          <table:table-cell table:style-name="ACE-0x28fea70" office:value-type="string">
            <text:p>SDP/SI</text:p>
          </table:table-cell>
          <table:table-cell table:style-name="ACE-0x28fea70" office:value-type="string">
            <text:p>A 6T16M018DF6005</text:p>
          </table:table-cell>
          <table:table-cell table:style-name="ACE-0x28fea70" office:value-type="string">
            <text:p>https://sdp-si.com/eStore/PartDetail.asp?Opener=Group&amp;PartID=42977&amp;GroupID=347</text:p>
          </table:table-cell>
          <table:table-cell table:number-columns-repeated="246" table:style-name="ACE-0x28fea70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Z Belt</text:p>
          </table:table-cell>
          <table:table-cell table:style-name="ACE-0x28fe6f8" office:value-type="string">
            <text:p>GT2 1210.00 mm</text:p>
          </table:table-cell>
          <table:table-cell table:style-name="ACE-0x28fe6f8" office:value-type="float" office:value="1">
            <text:p>1</text:p>
          </table:table-cell>
          <table:table-cell table:style-name="ACE-0x28fe6f8" office:value-type="float" office:value="1">
            <text:p>1</text:p>
          </table:table-cell>
          <table:table-cell table:style-name="ACE-0x28fe6f8" office:value-type="float" office:value="9.32">
            <text:p>9.32</text:p>
          </table:table-cell>
          <table:table-cell table:style-name="ACE-0x28fe6f8" table:formula="of:=[.F57]*[.E57]" office:value-type="float" office:value="9.32">
            <text:p>9.32</text:p>
          </table:table-cell>
          <table:table-cell table:style-name="ACE-0x28fe6f8" office:value-type="string">
            <text:p>SDP/SI</text:p>
          </table:table-cell>
          <table:table-cell table:style-name="ACE-0x28fe6f8" office:value-type="string">
            <text:p>A 6R51M605060</text:p>
          </table:table-cell>
          <table:table-cell table:style-name="ACE-0x28fe6f8" office:value-type="string">
            <text:p>https://sdp-si.com/eStore/PartDetail.asp?Opener=Order&amp;PartID=75945&amp;GroupID=342&amp;Qty=0</text:p>
          </table:table-cell>
          <table:table-cell table:number-columns-repeated="246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Z Belt</text:p>
          </table:table-cell>
          <table:table-cell table:style-name="ACE-0x28fe6f8" office:value-type="string">
            <text:p>GT2 1228.00 mm</text:p>
          </table:table-cell>
          <table:table-cell table:style-name="ACE-0x28fe6f8" office:value-type="float" office:value="1">
            <text:p>1</text:p>
          </table:table-cell>
          <table:table-cell table:style-name="ACE-0x28fe6f8" office:value-type="float" office:value="1">
            <text:p>1</text:p>
          </table:table-cell>
          <table:table-cell table:style-name="ACE-0x28fe6f8" office:value-type="float" office:value="9.32">
            <text:p>9.32</text:p>
          </table:table-cell>
          <table:table-cell table:style-name="ACE-0x28fe6f8" table:formula="of:=[.F58]*[.E58]" office:value-type="float" office:value="9.32">
            <text:p>9.32</text:p>
          </table:table-cell>
          <table:table-cell table:style-name="ACE-0x28fe6f8" office:value-type="string">
            <text:p>SDP/SI</text:p>
          </table:table-cell>
          <table:table-cell table:style-name="ACE-0x28fe6f8" office:value-type="string">
            <text:p>A 6R51M614060</text:p>
          </table:table-cell>
          <table:table-cell table:style-name="ACE-0x28fe6f8" office:value-type="string">
            <text:p>https://sdp-si.com/eStore/PartDetail.asp?Opener=Order&amp;PartID=75946&amp;GroupID=342&amp;Qty=0</text:p>
          </table:table-cell>
          <table:table-cell table:number-columns-repeated="246" table:style-name="ACE-0x28fe6f8"/>
        </table:table-row>
        <table:table-row table:style-name="AROW-0">
          <table:table-cell table:style-name="ACE-0x28fe4a8"/>
          <table:table-cell table:style-name="ACE-0x28fea70" office:value-type="string">
            <text:p>Z.Rod.Sprocket</text:p>
          </table:table-cell>
          <table:table-cell table:style-name="ACE-0x28fea70" office:value-type="string">
            <text:p>36 Grooves</text:p>
          </table:table-cell>
          <table:table-cell table:style-name="ACE-0x28fea70" office:value-type="float" office:value="4">
            <text:p>4</text:p>
          </table:table-cell>
          <table:table-cell table:style-name="ACE-0x28fea70" office:value-type="float" office:value="0">
            <text:p>0</text:p>
          </table:table-cell>
          <table:table-cell table:style-name="ACE-0x28fea70" office:value-type="float" office:value="6.18">
            <text:p>6.18</text:p>
          </table:table-cell>
          <table:table-cell table:style-name="ACE-0x28fea70" table:formula="of:=[.F59]*[.E59]" office:value-type="float" office:value="0">
            <text:p>0</text:p>
          </table:table-cell>
          <table:table-cell table:style-name="ACE-0x28fea70" office:value-type="string">
            <text:p>SDP/SI</text:p>
          </table:table-cell>
          <table:table-cell table:style-name="ACE-0x28fea70" office:value-type="string">
            <text:p>A 6Z51-036DF0610</text:p>
          </table:table-cell>
          <table:table-cell table:style-name="ACE-0x28fea70" office:value-type="string">
            <text:p>https://sdp-si.com/eStore/PartDetail.asp?Opener=Group&amp;PartID=55833&amp;GroupID=218</text:p>
          </table:table-cell>
          <table:table-cell table:number-columns-repeated="246" table:style-name="ACE-0x28fea70"/>
        </table:table-row>
        <table:table-row table:style-name="AROW-0">
          <table:table-cell table:style-name="ACE-0x28fe5d0"/>
          <table:table-cell table:style-name="ACE-0x28fe948" office:value-type="string">
            <text:p>Total</text:p>
          </table:table-cell>
          <table:table-cell table:number-columns-repeated="4" table:style-name="ACE-0x28fe6f8"/>
          <table:table-cell table:style-name="ACE-0x28fede8" table:formula="of:=SUM([.G43:.G59])" office:value-type="float" office:value="118.88">
            <text:p>$118.88</text:p>
          </table:table-cell>
          <table:table-cell table:number-columns-repeated="249" table:style-name="ACE-0x28fe6f8"/>
        </table:table-row>
        <table:table-row table:style-name="AROW-0"/>
        <table:table-row table:style-name="AROW-0">
          <table:table-cell table:style-name="ACE-0x28fe258"/>
          <table:table-cell table:style-name="ACE-0x28fe820" office:value-type="string">
            <text:p>Electronics</text:p>
          </table:table-cell>
          <table:table-cell table:style-name="ACE-0x28fe6f8" office:value-type="string">
            <text:p>Description</text:p>
          </table:table-cell>
          <table:table-cell table:style-name="ACE-0x28fe6f8" office:value-type="string">
            <text:p>Qty</text:p>
          </table:table-cell>
          <table:table-cell table:style-name="ACE-0x28fe6f8" office:value-type="string">
            <text:p>Cost</text:p>
          </table:table-cell>
          <table:table-cell table:number-columns-repeated="251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ATX Power Supply</text:p>
          </table:table-cell>
          <table:table-cell table:style-name="ACE-0x28fe6f8"/>
          <table:table-cell table:style-name="ACE-0x28fe6f8" office:value-type="float" office:value="1">
            <text:p>1</text:p>
          </table:table-cell>
          <table:table-cell table:style-name="ACE-0x28fe6f8" office:value-type="float" office:value="100">
            <text:p>$100 </text:p>
          </table:table-cell>
          <table:table-cell table:number-columns-repeated="251" table:style-name="ACE-0x28fe6f8"/>
        </table:table-row>
        <table:table-row table:style-name="AROW-0">
          <table:table-cell table:style-name="ACE-0x28fe258"/>
          <table:table-cell table:style-name="ACE-0x28fe6f8" office:value-type="string">
            <text:p>Decapede Electronics</text:p>
          </table:table-cell>
          <table:table-cell table:style-name="ACE-0x28fe6f8"/>
          <table:table-cell table:style-name="ACE-0x28fe6f8" office:value-type="float" office:value="1">
            <text:p>1</text:p>
          </table:table-cell>
          <table:table-cell table:style-name="ACE-0x28fe6f8" office:value-type="float" office:value="250">
            <text:p>250</text:p>
          </table:table-cell>
          <table:table-cell table:number-columns-repeated="251" table:style-name="ACE-0x28fe6f8"/>
        </table:table-row>
        <table:table-row table:style-name="AROW-0">
          <table:table-cell table:style-name="ACE-0x28fe258"/>
          <table:table-cell table:style-name="ACE-0x28fe6f8" office:value-type="string">
            <text:p>Stepper Drivers</text:p>
          </table:table-cell>
          <table:table-cell table:style-name="ACE-0x28fe6f8" office:value-type="string">
            <text:p>Polulu compatible</text:p>
          </table:table-cell>
          <table:table-cell table:style-name="ACE-0x28fe6f8" office:value-type="float" office:value="10">
            <text:p>10</text:p>
          </table:table-cell>
          <table:table-cell table:style-name="ACE-0x28fe6f8" table:formula="of:=9.95*10" office:value-type="float" office:value="99.5">
            <text:p>99.5</text:p>
          </table:table-cell>
          <table:table-cell table:number-columns-repeated="251" table:style-name="ACE-0x28fe6f8"/>
        </table:table-row>
        <table:table-row table:style-name="AROW-0">
          <table:table-cell table:style-name="ACE-0x28fe258" office:value-type="float" office:value="6">
            <text:p>6</text:p>
          </table:table-cell>
          <table:table-cell table:style-name="ACE-0x28fe6f8" office:value-type="string">
            <text:p>NEMA 17 Motors</text:p>
          </table:table-cell>
          <table:table-cell table:style-name="ACE-0x28fe6f8"/>
          <table:table-cell table:style-name="ACE-0x28fe6f8" office:value-type="float" office:value="7">
            <text:p>7</text:p>
          </table:table-cell>
          <table:table-cell table:style-name="ACE-0x28fe6f8" table:formula="of:=13.95*[.D66]" office:value-type="float" office:value="97.65">
            <text:p>97.65</text:p>
          </table:table-cell>
          <table:table-cell table:number-columns-repeated="251" table:style-name="ACE-0x28fe6f8"/>
        </table:table-row>
        <table:table-row table:style-name="AROW-0">
          <table:table-cell table:style-name="ACE-0x28fe258"/>
          <table:table-cell table:number-columns-repeated="3" table:style-name="ACE-0x28fe6f8"/>
          <table:table-cell table:style-name="ACE-0x28feb98" table:formula="of:=SUM([.E63:.E66])" office:value-type="float" office:value="547.15">
            <text:p>$547 </text:p>
          </table:table-cell>
          <table:table-cell table:number-columns-repeated="251" table:style-name="ACE-0x28fe6f8"/>
        </table:table-row>
        <table:table-row table:style-name="AROW-0"/>
        <table:table-row table:style-name="AROW-0">
          <table:table-cell table:style-name="ACE-0x28fe258"/>
          <table:table-cell table:style-name="ACE-0x28fe820" office:value-type="string">
            <text:p>Extruder Components</text:p>
          </table:table-cell>
          <table:table-cell table:style-name="ACE-0x28fe6f8"/>
          <table:table-cell table:style-name="ACE-0x28fe6f8" office:value-type="string">
            <text:p>Qty</text:p>
          </table:table-cell>
          <table:table-cell table:style-name="ACE-0x28fe6f8" office:value-type="string">
            <text:p>Price Each</text:p>
          </table:table-cell>
          <table:table-cell table:style-name="ACE-0x28fe6f8" office:value-type="string">
            <text:p>Subtotal</text:p>
          </table:table-cell>
          <table:table-cell table:style-name="ACE-0x28fe6f8" office:value-type="string">
            <text:p>Link</text:p>
          </table:table-cell>
          <table:table-cell table:number-columns-repeated="249" table:style-name="ACE-0x28fe6f8"/>
        </table:table-row>
        <table:table-row table:style-name="AROW-0">
          <table:table-cell table:style-name="ACE-0x28fe258"/>
          <table:table-cell table:style-name="ACE-0x28fe820" office:value-type="string">
            <text:p>Printed Parts</text:p>
          </table:table-cell>
          <table:table-cell table:number-columns-repeated="254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Greg's Wade Reloaded Extruder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" table:style-name="ACE-0x28fe6f8"/>
          <table:table-cell table:style-name="ACE-0x28fe6f8" office:value-type="string">
            <text:p>http://www.thingiverse.com/thing:18379</text:p>
          </table:table-cell>
          <table:table-cell table:number-columns-repeated="249" table:style-name="ACE-0x28fe6f8"/>
        </table:table-row>
        <table:table-row table:style-name="AROW-0">
          <table:table-cell table:style-name="ACE-0x28fe258"/>
          <table:table-cell table:style-name="ACE-0x28fe820" office:value-type="string">
            <text:p>Hot End</text:p>
          </table:table-cell>
          <table:table-cell table:number-columns-repeated="254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Lulzbot Budaschnozzle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95">
            <text:p>95</text:p>
          </table:table-cell>
          <table:table-cell table:style-name="ACE-0x28fe6f8" table:formula="of:=[.E73]*[.D73]" office:value-type="float" office:value="380">
            <text:p>380</text:p>
          </table:table-cell>
          <table:table-cell table:style-name="ACE-0x28fe6f8" office:value-type="string">
            <text:p>http://www.lulzbot.com/?q=products/budaschnozzle-20-w-035mm-nozzle</text:p>
          </table:table-cell>
          <table:table-cell table:number-columns-repeated="249" table:style-name="ACE-0x28fe6f8"/>
        </table:table-row>
        <table:table-row table:style-name="AROW-0">
          <table:table-cell table:style-name="ACE-0x28fe258"/>
          <table:table-cell table:style-name="ACE-0x28fe820" office:value-type="string">
            <text:p>Extruder Motor</text:p>
          </table:table-cell>
          <table:table-cell table:number-columns-repeated="254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NEMA 17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13.95">
            <text:p>13.95</text:p>
          </table:table-cell>
          <table:table-cell table:style-name="ACE-0x28fe6f8" table:formula="of:=[.E75]*[.D75]" office:value-type="float" office:value="55.8">
            <text:p>55.8</text:p>
          </table:table-cell>
          <table:table-cell table:style-name="ACE-0x28fe6f8" office:value-type="string">
            <text:p>http://www.lulzbot.com/?q=products/nema-17-stepper-motors</text:p>
          </table:table-cell>
          <table:table-cell table:number-columns-repeated="249" table:style-name="ACE-0x28fe6f8"/>
        </table:table-row>
        <table:table-row table:style-name="AROW-0">
          <table:table-cell table:style-name="ACE-0x28fe258"/>
          <table:table-cell table:style-name="ACE-0x28fe820" office:value-type="string">
            <text:p>Extruder Hardware</text:p>
          </table:table-cell>
          <table:table-cell table:number-columns-repeated="254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 Hobbed Bolt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style-name="ACE-0x28fe6f8" office:value-type="float" office:value="7">
            <text:p>7</text:p>
          </table:table-cell>
          <table:table-cell table:style-name="ACE-0x28fe6f8" table:formula="of:=[.E77]*[.D77]" office:value-type="float" office:value="28">
            <text:p>28</text:p>
          </table:table-cell>
          <table:table-cell table:style-name="ACE-0x28fe6f8" office:value-type="string">
            <text:p>http://www.lulzbot.com/?q=products/hobbed-bolt-stainless-steel</text:p>
          </table:table-cell>
          <table:table-cell table:number-columns-repeated="249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 Washer</text:p>
          </table:table-cell>
          <table:table-cell table:style-name="ACE-0x28fe6f8"/>
          <table:table-cell table:style-name="ACE-0x28fe6f8" office:value-type="float" office:value="16">
            <text:p>16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8 Bolt</text:p>
          </table:table-cell>
          <table:table-cell table:style-name="ACE-0x28fe6f8"/>
          <table:table-cell table:style-name="ACE-0x28fe6f8" office:value-type="float" office:value="12">
            <text:p>12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x30 Bolt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 Nut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3 Washer</text:p>
          </table:table-cell>
          <table:table-cell table:style-name="ACE-0x28fe6f8"/>
          <table:table-cell table:style-name="ACE-0x28fe6f8" office:value-type="float" office:value="16">
            <text:p>16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4x55 Bolt</text:p>
          </table:table-cell>
          <table:table-cell table:style-name="ACE-0x28fe6f8"/>
          <table:table-cell table:style-name="ACE-0x28fe6f8" office:value-type="float" office:value="8">
            <text:p>8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4x20 Bolt</text:p>
          </table:table-cell>
          <table:table-cell table:style-name="ACE-0x28fe6f8" office:value-type="string">
            <text:p>Duplicate?</text:p>
          </table:table-cell>
          <table:table-cell table:style-name="ACE-0x28fe6f8" office:value-type="float" office:value="8">
            <text:p>8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4 Nut</text:p>
          </table:table-cell>
          <table:table-cell table:style-name="ACE-0x28fe6f8" office:value-type="string">
            <text:p>Duplicate?</text:p>
          </table:table-cell>
          <table:table-cell table:style-name="ACE-0x28fe6f8" office:value-type="float" office:value="16">
            <text:p>16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608ZZ Bearing</text:p>
          </table:table-cell>
          <table:table-cell table:style-name="ACE-0x28fe6f8"/>
          <table:table-cell table:style-name="ACE-0x28fe6f8" office:value-type="float" office:value="12">
            <text:p>12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M8x20 Rod</text:p>
          </table:table-cell>
          <table:table-cell table:style-name="ACE-0x28fe6f8"/>
          <table:table-cell table:style-name="ACE-0x28fe6f8" office:value-type="float" office:value="4">
            <text:p>4</text:p>
          </table:table-cell>
          <table:table-cell table:number-columns-repeated="252" table:style-name="ACE-0x28fe6f8"/>
        </table:table-row>
        <table:table-row table:style-name="AROW-0">
          <table:table-cell table:style-name="ACE-0x28fe258" office:value-type="string">
            <text:p>✓</text:p>
          </table:table-cell>
          <table:table-cell table:style-name="ACE-0x28fe6f8" office:value-type="string">
            <text:p>Spring</text:p>
          </table:table-cell>
          <table:table-cell table:style-name="ACE-0x28fe6f8" office:value-type="string">
            <text:p>.297OD, .049WD, .669FL?</text:p>
          </table:table-cell>
          <table:table-cell table:style-name="ACE-0x28fe6f8" office:value-type="float" office:value="8">
            <text:p>8</text:p>
          </table:table-cell>
          <table:table-cell table:number-columns-repeated="252" table:style-name="ACE-0x28fe6f8"/>
        </table:table-row>
        <table:table-row table:style-name="AROW-0">
          <table:table-cell table:style-name="ACE-0x28fe258"/>
          <table:table-cell table:number-columns-repeated="4" table:style-name="ACE-0x28fe6f8"/>
          <table:table-cell table:style-name="ACE-0x28fe820" table:formula="of:=SUM([.F70:.F88])" office:value-type="float" office:value="463.8">
            <text:p>463.8</text:p>
          </table:table-cell>
          <table:table-cell table:number-columns-repeated="250" table:style-name="ACE-0x28fe6f8"/>
        </table:table-row>
        <table:table-row table:style-name="AROW-0"/>
        <table:table-row table:style-name="AROW-0">
          <table:table-cell table:style-name="ACE-0x28fe258"/>
          <table:table-cell table:style-name="ACE-0x28fe820" office:value-type="string">
            <text:p>Grand Total</text:p>
          </table:table-cell>
          <table:table-cell table:style-name="ACE-0x28feb98" table:formula="of:=[.E28]+[.I36]+[.I39]+[.G60]+[.E67]+[.F89]" office:value-type="float" office:value="1273.71">
            <text:p>$1,274 </text:p>
          </table:table-cell>
          <table:table-cell table:number-columns-repeated="253" table:style-name="ACE-0x28fe6f8"/>
        </table:table-row>
        <table:table-row table:style-name="AROW-0" table:number-rows-repeated="65425"/>
        <table:table-row table:style-name="AROW-0" table:number-rows-repeated="20">
          <table:table-cell table:number-columns-repeated="256" table:style-name="ACE-0x28fe6f8"/>
        </table:table-row>
        <table:named-expressions>
          <table:named-expression table:name="Print_Area" table:expression="of:=#REF!" table:base-cell-address="$'Lasercut Parts.csv'.$A$1"/>
          <table:named-expression table:name="Sheet_Title" table:expression="of:=&quot;Lasercut Parts.csv&quot;" table:base-cell-address="$'Lasercut Parts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currency-style style:name="ND.1">
      <number:currency-symbol>$</number:currency-symbol>
      <number:number number:decimal-places="2" number:display-factor="1" number:grouping="true" number:min-integer-digits="1"/>
    </number:currency-style>
    <number:currency-style style:name="ND.0">
      <number:currency-symbol>$</number:currency-symbol>
      <number:number number:decimal-places="0" number:display-factor="1" number:grouping="true" number:min-integer-digits="1"/>
    </number:currency-style>
    <number:currency-style style:name="ND-0">
      <style:text-properties fo:color="#FF0000"/>
      <number:text>(</number:text>
      <number:currency-symbol>$</number:currency-symbol>
      <number:number number:decimal-places="0" number:display-factor="-1" number:grouping="true" number:min-integer-digits="1"/>
      <number:text>)</number:text>
    </number:currency-style>
    <number:number-style style:name="NDC-0">
      <style:map style:condition="value()&gt;=0" style:apply-style-name="ND.0"/>
      <style:map style:condition="value()&lt;0" style:apply-style-name="ND-0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8d4f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28fd020" style:display-name="Lasercut Parts.csv" style:page-layout-name="pl-0x28d4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7-22T02:59:22Z</dc:date>
    <meta:creation-date>2013-02-05T00:45:08Z</meta:creation-date>
    <meta:generator>gnumeric/1.12.4</meta:generator>
  </office:meta>
</office:document-meta>
</file>